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22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CERENO RAMOS JESSIE TIFFANY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PICHA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23/07/2021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CERENO RAMOS JESSIE TIFFANY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CRIOLLO:</text:p>
          </table:table-cell>
          <table:table-cell table:style-name="Tabla1.B3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ECONOFLETE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/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20:29:07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